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 Ode a Ela ]</text:p>
      <text:p text:style-name="Standard"/>
      <text:p text:style-name="Standard"/>
      <text:p text:style-name="Standard"/>
      <text:p text:style-name="Standard">[ Inveja ]</text:p>
      <text:p text:style-name="Standard"/>
      <text:p text:style-name="Standard">Eu invejo! </text:p>
      <text:p text:style-name="Standard">Eu sei que não é uma palavra simpática, mas eu invejo! </text:p>
      <text:p text:style-name="Standard">Está nas minhas entranhas , </text:p>
      <text:p text:style-name="Standard">Está na minha mente, no meu coração, na minha alma </text:p>
      <text:p text:style-name="Standard">Está em cada poro da minha pele </text:p>
      <text:p text:style-name="Standard">Este sentimento que agora urjo em enganar</text:p>
      <text:p text:style-name="Standard">Eu nem sequer sei como ou quando começou</text:p>
      <text:p text:style-name="Standard"/>
      <text:p text:style-name="Standard">Eu invejo gente feliz</text:p>
      <text:p text:style-name="Standard">Nem toda a gente pois claro </text:p>
      <text:p text:style-name="Standard">Afinal de contas, existem tantas outras coisas que podiam ser piores</text:p>
      <text:p text:style-name="Standard">Mas eu invejo a felicidade de muitos</text:p>
      <text:p text:style-name="Standard">Eu invejo essas pessoas que têm alguém para amar</text:p>
      <text:p text:style-name="Standard">Eu invejo a vida que nunca tive</text:p>
      <text:p text:style-name="Standard">Eu invejo esse pequeno pedaço de céu</text:p>
      <text:p text:style-name="Standard">Esse mesmo que eu espero alcançar um dia </text:p>
      <text:p text:style-name="Standard">Este sonho em mim ficará </text:p>
      <text:p text:style-name="Standard">Mas temo que o me coração vá definhando</text:p>
      <text:p text:style-name="Standard"/>
      <text:p text:style-name="Standard"/>
      <text:p text:style-name="Standard">[ A Viagem ]</text:p>
      <text:p text:style-name="Standard"/>
      <text:p text:style-name="Standard">A minha viagem é a busca do amor... </text:p>
      <text:p text:style-name="Standard">Essa simples, embora poderosa palavra... </text:p>
      <text:p text:style-name="Standard">Será que existe mesmo para além da palavra escrita? </text:p>
      <text:p text:style-name="Standard">Eu não posso dizer ao certo, </text:p>
      <text:p text:style-name="Standard">Eu posso apenas assumir que é verdade para alguns</text:p>
      <text:p text:style-name="Standard">Eu posso ver nos seus olhos </text:p>
      <text:p text:style-name="Standard">Eu acredito que lhes está nas almas </text:p>
      <text:p text:style-name="Standard">Mas eu não posso entendê-lo</text:p>
      <text:p text:style-name="Standard">Desejo que tu me ensines esse sentimento</text:p>
      <text:p text:style-name="Standard">Desejo que possas ser o meu par</text:p>
      <text:p text:style-name="Standard">Por favor vem depressa minha querida</text:p>
      <text:p text:style-name="Standard">Por favor vem depressa minha alma gémea</text:p>
      <text:p text:style-name="Standard">Antes que o meu coração se encha de buracos</text:p>
      <text:p text:style-name="Standard">Antes que a minha dor acabe com a minha fé</text:p>
      <text:p text:style-name="Standard"/>
      <text:p text:style-name="Standard">Com frequência procuro por ti na multidão</text:p>
      <text:p text:style-name="Standard">Eu não sei o teu nome</text:p>
      <text:p text:style-name="Standard">nem tampouco sei como és</text:p>
      <text:p text:style-name="Standard">Com frequência os meus olhos perdem-se no horizonte</text:p>
      <text:p text:style-name="Standard">com a esperança que eles encontrem</text:p>
      <text:p text:style-name="Standard">aquela para a qual eu estava destinado à nascença</text:p>
      <text:p text:style-name="Standard">A única com que eu estava destinado a ficar</text:p>
      <text:p text:style-name="Standard">Essa mulher são genuína e carinhosa</text:p>
      <text:p text:style-name="Standard">A tal que me vai prender pelo anzol</text:p>
      <text:p text:style-name="Standard"><text:soft-page-break/></text:p>
      <text:p text:style-name="P1">Ainda antes de nós nos conhecermos</text:p>
      <text:p text:style-name="P1">Eu faço-te esta promessa sincera...</text:p>
      <text:p text:style-name="Standard">Somente para ti serão as faíscas dos meus olhos</text:p>
      <text:p text:style-name="Standard">De mim apenas amor receberás</text:p>
      <text:p text:style-name="Standard">E nunca dor, ou fúria, nem doces mentiras</text:p>
      <text:p text:style-name="Standard">Sem lugar para desgosto ou arrependimentos</text:p>
      <text:p text:style-name="Standard"/>
      <text:p text:style-name="Standard"/>
      <text:p text:style-name="Standard">[ Palavras ]</text:p>
      <text:p text:style-name="Standard"/>
      <text:p text:style-name="Standard">Não importa o quanto eu tento</text:p>
      <text:p text:style-name="Standard">Ou quão perto eu estou de chorar</text:p>
      <text:p text:style-name="Standard">O facto é que a verdade é apenas uma</text:p>
      <text:p text:style-name="Standard">E essa eu estou prestes a contar</text:p>
      <text:p text:style-name="Standard">Eu nunca serei capaz de expressar em palavras</text:p>
      <text:p text:style-name="Standard">O quanto eu desejo e espero por ti</text:p>
      <text:p text:style-name="Standard">Eu vou esperar por esse olhar, esse simples sinal</text:p>
      <text:p text:style-name="Standard">O olhar do amor é aquilo que procuro</text:p>
      <text:p text:style-name="Standard">Esse doce sabor de vida real</text:p>
      <text:p text:style-name="Standard">Esse sonho que eu sonhei algures lá atrás </text:p>
      <text:p text:style-name="Standard">Essa felicidade que eu quero fazer minha</text:p>
      <text:p text:style-name="Standard">A vida não tem sentido sem ti ao meu lado</text:p>
      <text:p text:style-name="Standard"><text:tab/><text:tab/><text:tab/><text:tab/></text:p>
      <text:p text:style-name="Standard"/>
      <text:p text:style-name="Standard">Eu não sei o que me está a acontecer</text:p>
      <text:p text:style-name="Standard">Eu nunca me senti assim antes</text:p>
      <text:p text:style-name="Standard">A única coisa que eu sei ao certo?... </text:p>
      <text:p text:style-name="Standard">Eu espero que o teu barco ancore na minha costa! </text:p>
      <text:p text:style-name="Standard">Estas palavras de esperança e paixão</text:p>
      <text:p text:style-name="Standard">são agora a minha única e fiel companhia </text:p>
      <text:p text:style-name="Standard">As minhas únicas amigas nessa noites de solidão, </text:p>
      <text:p text:style-name="Standard">Aquelas quando eu vou para a cama,</text:p>
      <text:p text:style-name="Standard">afogar a minha cabeça no paraíso dos lençóis</text:p>
      <text:p text:style-name="Standard">a tento não sonhar contigo nunca mais</text:p>
      <text:p text:style-name="Standard">porque tenho tenho que se transforme em desgraça</text:p>
      <text:p text:style-name="Standard"/>
      <text:p text:style-name="Standard">Estas gentis palavras foram feitas para ti</text:p>
      <text:p text:style-name="Standard">Para ti e apenas para ti eu as escrevi</text:p>
      <text:p text:style-name="Standard">Não importo que nunca as leias</text:p>
      <text:p text:style-name="Standard">Para mim já foi bom tê-las expressado</text:p>
      <text:p text:style-name="Standard"/>
      <text:p text:style-name="Standard"/>
      <text:p text:style-name="Standard">[ Boa Noite ]</text:p>
      <text:p text:style-name="Standard"/>
      <text:p text:style-name="Standard">Dorme bem minha querida... </text:p>
      <text:p text:style-name="Standard">Fala com os anjos se puderes</text:p>
      <text:p text:style-name="Standard">Tu sabes que te amarei sempre </text:p>
      <text:p text:style-name="Standard">Te apoiarei sempre que precisares </text:p>
      <text:p text:style-name="Standard">Sussurrarei suavemente ao teu ouvido </text:p>
      <text:p text:style-name="Standard">Todas as vezes que o teu coração estiver perto</text:p>
      <text:p text:style-name="Standard"/>
      <text:p text:style-name="Standard"><text:soft-page-break/></text:p>
      <text:p text:style-name="Standard">Dorme bem meu amor... </text:p>
      <text:p text:style-name="Standard">De manhã eu estarei cá, </text:p>
      <text:p text:style-name="Standard">Até lá vou tentar sobreviver... </text:p>
      <text:p text:style-name="Standard">mas sem o sabor dos teus lábios </text:p>
      <text:p text:style-name="Standard">ou o cheiro do teu doce cabelo, </text:p>
      <text:p text:style-name="Standard">As únicas coisas que me ajudam em enfrentar a noite</text:p>
      <text:p text:style-name="Standard">são uma visão de ti a acariciar-me a alma , </text:p>
      <text:p text:style-name="Standard">o sonho dos teu beijos a inundar-me a mente</text:p>
      <text:p text:style-name="Standard">e a memória do teu sorriso brilhante</text:p>
      <text:p text:style-name="Standard">a iluminar a escuridão que tomou conta do meu lar </text:p>
      <text:p text:style-name="Standard">Porque é que não podes agradar-me um bocadinho que seja</text:p>
      <text:p text:style-name="Standard">Oh Deus! Não vês que isto é tão injusto! </text:p>
      <text:p text:style-name="Standard"/>
      <text:p text:style-name="Standard"/>
      <text:p text:style-name="Standard">Dorme bem meu pedaço de açúcar...</text:p>
      <text:p text:style-name="Standard">Assustada... tu não deves ficar, porque...</text:p>
      <text:p text:style-name="Standard">Eu vou olhar por ti enquanto dormes</text:p>
      <text:p text:style-name="Standard">Eu vou proteger a tua alma do mal</text:p>
      <text:p text:style-name="Standard">Eu vou ficar até de madrugada</text:p>
      <text:p text:style-name="Standard">Eu nunca te vou deixar só!</text:p>
      <text:p text:style-name="Standard"/>
      <text:p text:style-name="Standard"/>
      <text:p text:style-name="Standard">[ Visões ]</text:p>
      <text:p text:style-name="Standard"/>
      <text:p text:style-name="Standard">Nos meus sonhos eu tenho visões</text:p>
      <text:p text:style-name="Standard">visões da tua face</text:p>
      <text:p text:style-name="Standard">visões do teu sorriso</text:p>
      <text:p text:style-name="Standard">visões de ti meu amor</text:p>
      <text:p text:style-name="Standard">visões de ti minha alma gémea</text:p>
      <text:p text:style-name="Standard">visões de nós num encontro</text:p>
      <text:p text:style-name="Standard">visões dos teus olhos</text:p>
      <text:p text:style-name="Standard">visões de nós...</text:p>
      <text:p text:style-name="Standard"/>
      <text:p text:style-name="Standard">how more many nights do i have to cry</text:p>
      <text:p text:style-name="Standard">this lonely nights when i cry of unhapiness</text:p>
      <text:p text:style-name="Standard">this lonely nights when i cry of loneliness</text:p>
      <text:p text:style-name="Standard">oh my god, please i beg you...</text:p>
      <text:p text:style-name="Standard">release me from this torture</text:p>
      <text:p text:style-name="Standard">i do not want to live like this</text:p>
      <text:p text:style-name="Standard">tears are coming into my eyes</text:p>
      <text:p text:style-name="Standard">and i do not want to cry</text:p>
      <text:p text:style-name="Standard">not again, not anymore, not today</text:p>
      <text:p text:style-name="Standard">please, no more...</text:p>
      <text:p text:style-name="Standard"/>
      <text:p text:style-name="Standard">enought is enough</text:p>
      <text:p text:style-name="Standard">ho! the music... so much memories</text:p>
      <text:p text:style-name="Standard">so much hapiness, so much pain</text:p>
      <text:p text:style-name="Standard">so many thoughs </text:p>
      <text:p text:style-name="Standard">so many wishes</text:p>
      <text:p text:style-name="Standard">so many dreams</text:p>
      <text:p text:style-name="Standard">so much lost</text:p>
      <text:p text:style-name="Standard"><text:soft-page-break/>so many joy,</text:p>
      <text:p text:style-name="Standard">so many me!!!!</text:p>
      <text:p text:style-name="Standard">so many the man i used to be!</text:p>
      <text:p text:style-name="Standard">So many the man i want to stay </text:p>
      <text:p text:style-name="Standard">so many the man i tough had runnay</text:p>
      <text:p text:style-name="Standard"/>
      <text:p text:style-name="Standard">i'm loosing myself</text:p>
      <text:p text:style-name="Standard">i'm loosing my mind</text:p>
      <text:p text:style-name="Standard">i'm loosing my nervs</text:p>
      <text:p text:style-name="Standard">i'm loosing my humanity</text:p>
      <text:p text:style-name="Standard">i'm dying slowly</text:p>
      <text:p text:style-name="Standard">i'm dying too fast</text:p>
      <text:p text:style-name="Standard"/>
      <text:p text:style-name="Standard">..................</text:p>
      <text:p text:style-name="Standard"/>
      <text:p text:style-name="Standard">well... here i am again </text:p>
      <text:p text:style-name="Standard">wanna know why? </text:p>
      <text:p text:style-name="Standard">well... i'll tell you anyway ...</text:p>
      <text:p text:style-name="Standard">she saved from darkness </text:p>
      <text:p text:style-name="Standard">and she made happy for a while </text:p>
      <text:p text:style-name="Standard">but as soon as the night stroke </text:p>
      <text:p text:style-name="Standard">she left me alone without even a smile </text:p>
      <text:p text:style-name="Standard">and that way... </text:p>
      <text:p text:style-name="Standard">she managed to send me back to hell highway </text:p>
      <text:p text:style-name="Standard"/>
      <text:p text:style-name="Standard">did i ever really loved her ? </text:p>
      <text:p text:style-name="Standard">yes i did </text:p>
      <text:p text:style-name="Standard">do i still love her? </text:p>
      <text:p text:style-name="Standard">yes i can say i do </text:p>
      <text:p text:style-name="Standard">can i ever forget the pain? </text:p>
      <text:p text:style-name="Standard">well...i'm not sure i can </text:p>
      <text:p text:style-name="Standard">so... for now... </text:p>
      <text:p text:style-name="Standard">i'll just try to survive </text:p>
      <text:p text:style-name="Standard">despite... </text:p>
      <text:p text:style-name="Standard">each day is a voyage in pain </text:p>
      <text:p text:style-name="Standard">and every night it's a nigthmare in vain </text:p>
      <text:p text:style-name="Standard"/>
      <text:p text:style-name="Standard">i'll hang to life with this the dream in my mind: </text:p>
      <text:p text:style-name="Standard">maybe she'll come back still in time </text:p>
      <text:p text:style-name="Standard">maybe she'll prevent me from dying alone </text:p>
      <text:p text:style-name="Standard">maybe... </text:p>
      <text:p text:style-name="Standard">but i'm not sure if can wait any longer </text:p>
      <text:p text:style-name="Standard">without doing something wrong </text:p>
      <text:p text:style-name="Standard">please come back darling </text:p>
      <text:p text:style-name="Standard">before i am gone </text:p>
      <text:p text:style-name="Standard"/>
      <text:p text:style-name="Standard">please come back darling </text:p>
      <text:p text:style-name="Standard">before my soul vanishes in tears </text:p>
      <text:p text:style-name="Standard">please come back darling </text:p>
      <text:p text:style-name="Standard">before my heart crashes again in the land of fears </text:p>
      <text:p text:style-name="Standard"/>
      <text:p text:style-name="Standard"/>
      <text:p text:style-name="Standard"><text:soft-page-break/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P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meta:initial-creator>Paulo Cristo</meta:initial-creator>
    <meta:creation-date>2008-11-22T00:52:14</meta:creation-date>
    <dc:date>2014-02-02T23:30:42</dc:date>
    <meta:editing-cycles>37</meta:editing-cycles>
    <meta:editing-duration>PT4H29M18S</meta:editing-duration>
    <dc:creator>Paulo Cristo</dc:creator>
    <meta:document-statistic meta:table-count="0" meta:image-count="0" meta:object-count="0" meta:page-count="5" meta:paragraph-count="174" meta:word-count="1085" meta:character-count="5475"/>
    <meta:user-defined meta:name="Info 1"/>
    <meta:user-defined meta:name="Info 2"/>
    <meta:user-defined meta:name="Info 3"/>
    <meta:user-defined meta:name="Info 4"/>
  </office:meta>
</office:document-meta>
</file>